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94cm" fo:min-width="3.05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329cm" fo:min-width="4.581cm"/>
      <style:paragraph-properties style:writing-mode="lr-tb"/>
    </style:style>
    <style:style style:name="gr3" style:family="graphic" style:parent-style-name="standard">
      <style:graphic-properties svg:stroke-color="#333333" draw:fill-color="#999999" draw:textarea-horizontal-align="justify" draw:textarea-vertical-align="middle" draw:auto-grow-height="false" fo:min-height="1.817cm" fo:min-width="2.329cm"/>
      <style:paragraph-properties style:writing-mode="lr-tb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1.817cm" fo:min-width="2.329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44cm" fo:min-width="4.835cm"/>
      <style:paragraph-properties style:writing-mode="lr-tb"/>
    </style:style>
    <style:style style:name="gr9" style:family="graphic" style:parent-style-name="standard">
      <style:graphic-properties draw:fill-color="#ffbf00" draw:textarea-horizontal-align="justify" draw:textarea-vertical-align="middle" draw:auto-grow-height="false" fo:min-height="2.749cm" fo:min-width="3.313cm" fo:wrap-option="no-wrap"/>
      <style:paragraph-properties style:writing-mode="lr-tb"/>
    </style:style>
    <style:style style:name="gr10" style:family="graphic" style:parent-style-name="standard">
      <style:graphic-properties draw:fill-color="#ffbf00" draw:textarea-horizontal-align="justify" draw:textarea-vertical-align="middle" draw:auto-grow-height="false" fo:min-height="2.749cm" fo:min-width="3.437cm" fo:wrap-option="no-wrap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1.894cm" fo:min-width="3.05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b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3.429cm" svg:x="15.922cm" svg:y="10.328cm">
          <text:p text:style-name="P1">Volum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5.08cm" svg:height="2.921cm" svg:x="6.442cm" svg:y="10.739cm">
          <text:p text:style-name="P1">Imag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3.683cm" svg:height="2.921cm" svg:x="2.632cm" svg:y="4.897cm">
          <text:p text:style-name="P1">Instance</text:p>
          <text:p text:style-name="P1">(Building)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3" draw:layer="layout" svg:width="3.683cm" svg:height="2.921cm" svg:x="21.301cm" svg:y="5.151cm">
          <text:p text:style-name="P1">Instance</text:p>
          <text:p text:style-name="P1">(Active)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5" draw:text-style-name="P4" draw:layer="layout" draw:type="line" svg:x1="5.163cm" svg:y1="8.233cm" svg:x2="6.401cm" svg:y2="10.102cm" svg:d="M5163 8233l1238 1869" svg:viewBox="0 0 1239 1870">
          <text:p/>
        </draw:connector>
        <draw:connector draw:style-name="gr5" draw:text-style-name="P4" draw:layer="layout" draw:type="line" svg:x1="12.251cm" svg:y1="11.923cm" svg:x2="15.237cm" svg:y2="11.923cm" svg:d="M12251 11923h2986" svg:viewBox="0 0 2987 1">
          <text:p/>
        </draw:connector>
        <draw:line draw:style-name="gr5" draw:text-style-name="P4" draw:layer="layout" svg:x1="20.285cm" svg:y1="10.993cm" svg:x2="22.317cm" svg:y2="8.58cm">
          <text:p/>
        </draw:line>
        <draw:frame draw:style-name="gr6" draw:text-style-name="P5" draw:layer="layout" svg:width="8.001cm" svg:height="1.27cm" svg:x="10.066cm" svg:y="0.889cm">
          <draw:text-box>
            <text:p>Creating an Instance</text:p>
          </draw:text-box>
        </draw:frame>
      </draw:page>
      <draw:page draw:name="page2" draw:style-name="dp1" draw:master-page-name="Default">
        <draw:custom-shape draw:style-name="gr1" draw:text-style-name="P1" draw:layer="layout" svg:width="3.556cm" svg:height="3.429cm" svg:x="20.709cm" svg:y="9.398cm">
          <text:p text:style-name="P1">Volum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5.08cm" svg:height="2.921cm" svg:x="5.534cm" svg:y="9.815cm">
          <text:p text:style-name="P1">Imag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draw:layer="layout" svg:width="3.683cm" svg:height="2.921cm" svg:x="1.97cm" svg:y="5.116cm">
          <text:p text:style-name="P1">Instance</text:p>
          <text:p text:style-name="P1">1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3" draw:layer="layout" svg:width="3.683cm" svg:height="2.921cm" svg:x="10.225cm" svg:y="5.243cm">
          <text:p text:style-name="P1">Instance</text:p>
          <text:p text:style-name="P1">3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3" draw:layer="layout" svg:width="3.683cm" svg:height="2.921cm" svg:x="6.161cm" svg:y="5.243cm">
          <text:p text:style-name="P1">Instance</text:p>
          <text:p text:style-name="P1">2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5" draw:text-style-name="P4" draw:layer="layout" svg:x1="4.256cm" svg:y1="8.382cm" svg:x2="6.034cm" svg:y2="9.398cm">
          <text:p/>
        </draw:line>
        <draw:line draw:style-name="gr5" draw:text-style-name="P4" draw:layer="layout" svg:x1="8.193cm" svg:y1="8.509cm" svg:x2="8.193cm" svg:y2="9.525cm">
          <text:p/>
        </draw:line>
        <draw:line draw:style-name="gr5" draw:text-style-name="P4" draw:layer="layout" svg:x1="11.876cm" svg:y1="8.509cm" svg:x2="10.733cm" svg:y2="9.398cm">
          <text:p/>
        </draw:line>
        <draw:custom-shape draw:style-name="gr4" draw:text-style-name="P3" draw:layer="layout" svg:width="3.683cm" svg:height="2.921cm" svg:x="20.582cm" svg:y="5.207cm">
          <text:p text:style-name="P1">Instanc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5" draw:text-style-name="P4" draw:layer="layout" svg:x1="22.36cm" svg:y1="8.509cm" svg:x2="22.36cm" svg:y2="9.271cm">
          <text:p/>
        </draw:line>
        <draw:frame draw:style-name="gr7" draw:text-style-name="P5" draw:layer="layout" svg:width="13.335cm" svg:height="1.524cm" svg:x="8.509cm" svg:y="1.016cm">
          <draw:text-box>
            <text:p>Creating instances: Image vs Volume</text:p>
          </draw:text-box>
        </draw:frame>
      </draw:page>
      <draw:page draw:name="page3" draw:style-name="dp1" draw:master-page-name="Default">
        <draw:custom-shape draw:style-name="gr8" draw:text-style-name="P1" draw:layer="layout" svg:width="5.334cm" svg:height="2.032cm" svg:x="6.78cm" svg:y="8.001cm">
          <text:p text:style-name="P1">Images</text:p>
          <text:p text:style-name="P1">(Glance)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6" draw:layer="layout" svg:width="3.813cm" svg:height="2.999cm" svg:x="20.447cm" svg:y="7.917cm">
          <text:p text:style-name="P1">Volume</text:p>
          <text:p text:style-name="P1">Snapshot</text:p>
          <text:p text:style-name="P1">(Cinder)</text:p>
          <draw:enhanced-geometry svg:viewBox="0 0 21600 21600" draw:mirror-horizontal="false" draw:type="line-callout-2" draw:modifiers="-5731.30571578395 -9136.8 -3600 4000 -1415.83639223912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6" xml:id="id2" draw:id="id2" draw:layer="layout" svg:width="3.937cm" svg:height="2.999cm" svg:x="9.955cm" svg:y="11.811cm">
          <text:p text:style-name="P1">Instance</text:p>
          <text:p text:style-name="P1">Snapshot</text:p>
          <text:p text:style-name="P1">(Glance)</text:p>
          <draw:enhanced-geometry svg:viewBox="0 0 21600 21600" draw:mirror-horizontal="false" draw:type="line-callout-2" draw:modifiers="-5550.83798882682 -9136.8 -3600 4000 -1371.25444388014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xml:id="id1" draw:id="id1" draw:layer="layout" svg:width="3.683cm" svg:height="2.921cm" svg:x="2.462cm" svg:y="3.175cm">
          <text:p text:style-name="P1">Instanc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7" draw:text-style-name="P5" draw:layer="layout" svg:width="13.335cm" svg:height="1.524cm" svg:x="7.61cm" svg:y="0.716cm">
          <draw:text-box>
            <text:p>Instance Snapshot vs Volume Snapshot</text:p>
          </draw:text-box>
        </draw:frame>
        <draw:connector draw:style-name="gr5" draw:text-style-name="P4" draw:layer="layout" svg:x1="4.303cm" svg:y1="6.096cm" svg:x2="9.955cm" svg:y2="13.31cm" draw:start-shape="id1" draw:start-glue-point="2" draw:end-shape="id2" draw:end-glue-point="3" svg:d="M4303 6096v7214h5652" svg:viewBox="0 0 5653 7215">
          <text:p/>
        </draw:connector>
        <draw:custom-shape draw:style-name="gr11" draw:text-style-name="P3" draw:layer="layout" svg:width="3.556cm" svg:height="3.429cm" svg:x="17.399cm" svg:y="2.71cm">
          <text:p text:style-name="P1">Volume</text:p>
          <text:p text:style-name="P1">(Cinder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4" draw:layer="layout" svg:x1="6.604cm" svg:y1="4.572cm" svg:x2="16.891cm" svg:y2="4.5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7T08:41:49.605174497</meta:creation-date>
    <dc:date>2023-03-17T09:13:38.234456715</dc:date>
    <meta:editing-duration>PT20M45S</meta:editing-duration>
    <meta:editing-cycles>7</meta:editing-cycles>
    <meta:generator>LibreOffice/6.4.7.2$Linux_X86_64 LibreOffice_project/40$Build-2</meta:generator>
    <meta:document-statistic meta:object-count="27"/>
  </office:meta>
</office:document-meta>
</file>